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4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5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6" style:family="graphic" style:parent-style-name="Default_5f_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8" style:family="graphic" style:parent-style-name="Default_5f_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39" style:family="graphic" style:parent-style-name="objectwithoutfill">
      <style:graphic-properties svg:stroke-color="#3333ff" draw:marker-end-width="0.15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3" style:family="graphic" style:parent-style-name="standard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44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4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728cm" fo:min-width="4.55cm" fo:padding-bottom="0.03cm"/>
    </style:style>
    <style:style style:name="gr4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48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0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1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2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6" style:family="paragraph">
      <loext:graphic-properties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7" style:family="paragraph">
      <loext:graphic-properties draw:fill-color="#663399" draw:fill-gradient-name="Gradient_20_3" draw:fill-image-name="Bitmap_20_1"/>
      <style:paragraph-properties fo:text-align="center"/>
      <style:text-properties fo:color="#ffffff" style:font-name="Calibri" fo:font-size="9pt" style:font-size-asian="9pt" style:font-size-complex="9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1" style:family="paragraph">
      <style:paragraph-properties fo:text-align="end">
        <style:tab-stops/>
      </style:paragraph-properties>
    </style:style>
    <style:style style:name="P22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1" style:family="text">
      <style:text-properties fo:color="#ff950e" fo:font-size="6pt" fo:font-weight="bold" style:font-size-asian="18pt" style:font-weight-asian="normal" style:font-size-complex="18pt" style:font-weight-complex="normal"/>
    </style:style>
    <style:style style:name="T12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1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737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6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169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0.01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361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065cm" svg:x="12cm" svg:y="14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4.2cm" svg:height="0.5cm" svg:x="12cm" svg:y="13.5cm">
          <text:p text:style-name="P15">TVA_T_FORMS_BOOL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202cm" svg:height="0.849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4.2cm" svg:height="0.5cm" svg:x="35cm" svg:y="10.5cm">
          <text:p text:style-name="P15">TVA_T_VERSI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793cm" svg:x="12cm" svg:y="15.7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4.2cm" svg:height="0.5cm" svg:x="12cm" svg:y="15.2cm">
          <text:p text:style-name="P15">TVA_T_FORMS_DET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6.2cm" svg:y1="14.2cm" svg:x2="16.6cm" svg:y2="14.2cm">
          <text:p/>
        </draw:line>
        <draw:custom-shape draw:style-name="gr34" draw:text-style-name="P9" draw:layer="layout" svg:width="4.202cm" svg:height="3.225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4.2cm" svg:height="0.5cm" svg:x="22cm" svg:y="10.5cm">
          <text:p text:style-name="P15">TVA_T_RECORDS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28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4.2cm" svg:height="0.5cm" svg:x="22cm" svg:y="14.3cm">
          <text:p text:style-name="P15">TVA_T_RECORDS_BOO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713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4.2cm" svg:height="0.5cm" svg:x="22cm" svg:y="16.2cm">
          <text:p text:style-name="P15">TVA_T_RECORDS_DET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2cm" svg:y1="18cm" svg:x2="11cm" svg:y2="18cm">
          <text:p/>
        </draw:line>
        <draw:frame draw:style-name="gr40" draw:text-style-name="P20" draw:layer="layout" svg:width="2.733cm" svg:height="0.276cm" svg:x="8.3cm" svg:y="17.9cm">
          <draw:text-box>
            <text:p text:style-name="P19"><text:span text:style-name="T10">OFA_</text:span><text:span text:style-name="T10">T_OP</text:span><text:span text:style-name="T10">E_TE</text:span><text:span text:style-name="T10">MPLA</text:span><text:span text:style-name="T10">TES</text:span></text:p>
          </draw:text-box>
        </draw:frame>
        <draw:line draw:style-name="gr21" draw:text-style-name="P18" draw:layer="layout" svg:x1="11.198cm" svg:y1="11.169cm" svg:x2="11.998cm" svg:y2="11.169cm">
          <text:p/>
        </draw:line>
        <draw:line draw:style-name="gr41" draw:text-style-name="P18" draw:layer="layout" svg:x1="12cm" svg:y1="17.6cm" svg:x2="11cm" svg:y2="17.6cm">
          <text:p/>
        </draw:line>
        <draw:frame draw:style-name="gr42" draw:text-style-name="P22" draw:layer="layout" svg:width="2.023cm" svg:height="0.551cm" svg:x="8.9cm" svg:y="17.3cm">
          <draw:text-box>
            <text:p text:style-name="P21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A</text:span><text:span text:style-name="T11">C</text:span><text:span text:style-name="T11">C</text:span><text:span text:style-name="T11">O</text:span><text:span text:style-name="T11">U</text:span><text:span text:style-name="T11">N</text:span><text:span text:style-name="T11">T</text:span><text:span text:style-name="T11">S</text:span></text:p>
            <text:p text:style-name="P21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R</text:span><text:span text:style-name="T11">A</text:span><text:span text:style-name="T11">T</text:span><text:span text:style-name="T11">E</text:span><text:span text:style-name="T11">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19" draw:text-style-name="P9" draw:layer="layout" svg:width="4.202cm" svg:height="1.065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4.2cm" svg:height="0.5cm" svg:x="22cm" svg:y="18.5cm">
          <text:p text:style-name="P15">TVA_T_RECORDS_DOC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2cm" svg:y="19.1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4.2cm" svg:height="0.5cm" svg:x="12cm" svg:y="18.6cm">
          <text:p text:style-name="P15">TVA_T_FORMS_DOC</text:p>
          <draw:enhanced-geometry svg:viewBox="0 0 21600 21600" draw:type="rectangle" draw:enhanced-path="M 0 0 L 21600 0 21600 21600 0 21600 0 0 Z N"/>
        </draw:custom-shape>
        <draw:line draw:style-name="gr44" draw:text-style-name="P12" draw:layer="layout" svg:x1="16.785cm" svg:y1="11.198cm" svg:x2="16.185cm" svg:y2="11.198cm">
          <text:p/>
        </draw:line>
        <draw:frame draw:style-name="gr45" draw:text-style-name="P20" draw:layer="layout" svg:width="1.619cm" svg:height="0.276cm" svg:x="17.35cm" svg:y="19.4cm">
          <draw:text-box>
            <text:p text:style-name="P19"><text:span text:style-name="T10">OFA_T_DOCS</text:span></text:p>
          </draw:text-box>
        </draw:frame>
        <draw:line draw:style-name="gr26" draw:text-style-name="P18" draw:layer="layout" svg:x1="11.2cm" svg:y1="9.599cm" svg:x2="21.198cm" svg:y2="9.6cm">
          <text:p/>
        </draw:line>
        <draw:line draw:style-name="gr26" draw:text-style-name="P18" draw:layer="layout" svg:x1="21.198cm" svg:y1="11.169cm" svg:x2="21.998cm" svg:y2="11.169cm">
          <text:p/>
        </draw:line>
        <draw:line draw:style-name="gr26" draw:text-style-name="P18" draw:layer="layout" svg:x1="21.199cm" svg:y1="11.15cm" svg:x2="21.199cm" svg:y2="9.599cm">
          <text:p/>
        </draw:line>
        <draw:line draw:style-name="gr26" draw:text-style-name="P18" draw:layer="layout" svg:x1="11.2cm" svg:y1="11.2cm" svg:x2="11.2cm" svg:y2="9.6cm">
          <text:p/>
        </draw:line>
        <draw:line draw:style-name="gr39" draw:text-style-name="P12" draw:layer="layout" svg:x1="16.607cm" svg:y1="14.198cm" svg:x2="16.607cm" svg:y2="11.2cm">
          <text:p/>
        </draw:line>
        <draw:line draw:style-name="gr39" draw:text-style-name="P12" draw:layer="layout" svg:x1="16.705cm" svg:y1="15.915cm" svg:x2="16.705cm" svg:y2="11.2cm">
          <text:p/>
        </draw:line>
        <draw:line draw:style-name="gr39" draw:text-style-name="P12" draw:layer="layout" svg:x1="16.794cm" svg:y1="19.317cm" svg:x2="16.795cm" svg:y2="11.2cm">
          <text:p/>
        </draw:line>
        <draw:line draw:style-name="gr39" draw:text-style-name="P12" draw:layer="layout" svg:x1="16.2cm" svg:y1="15.9cm" svg:x2="16.7cm" svg:y2="15.9cm">
          <text:p/>
        </draw:line>
        <draw:line draw:style-name="gr39" draw:text-style-name="P12" draw:layer="layout" svg:x1="16.2cm" svg:y1="19.3cm" svg:x2="16.8cm" svg:y2="19.3cm">
          <text:p/>
        </draw:line>
        <draw:line draw:style-name="gr39" draw:text-style-name="P12" draw:layer="layout" svg:x1="26.215cm" svg:y1="14.952cm" svg:x2="26.615cm" svg:y2="14.952cm">
          <text:p/>
        </draw:line>
        <draw:line draw:style-name="gr44" draw:text-style-name="P12" draw:layer="layout" svg:x1="26.8cm" svg:y1="11.15cm" svg:x2="26.2cm" svg:y2="11.15cm">
          <text:p/>
        </draw:line>
        <draw:line draw:style-name="gr39" draw:text-style-name="P12" draw:layer="layout" svg:x1="26.6cm" svg:y1="14.95cm" svg:x2="26.6cm" svg:y2="11.15cm">
          <text:p/>
        </draw:line>
        <draw:line draw:style-name="gr39" draw:text-style-name="P12" draw:layer="layout" svg:x1="26.7cm" svg:y1="16.85cm" svg:x2="26.7cm" svg:y2="11.15cm">
          <text:p/>
        </draw:line>
        <draw:line draw:style-name="gr39" draw:text-style-name="P12" draw:layer="layout" svg:x1="26.8cm" svg:y1="19.149cm" svg:x2="26.8cm" svg:y2="11.15cm">
          <text:p/>
        </draw:line>
        <draw:line draw:style-name="gr39" draw:text-style-name="P12" draw:layer="layout" svg:x1="26.215cm" svg:y1="16.852cm" svg:x2="26.715cm" svg:y2="16.852cm">
          <text:p/>
        </draw:line>
        <draw:line draw:style-name="gr39" draw:text-style-name="P12" draw:layer="layout" svg:x1="26.215cm" svg:y1="19.152cm" svg:x2="26.815cm" svg:y2="19.152cm">
          <text:p/>
        </draw:line>
        <draw:line draw:style-name="gr21" draw:text-style-name="P12" draw:layer="layout" svg:x1="16.2cm" svg:y1="19.5cm" svg:x2="17.3cm" svg:y2="19.5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45" draw:text-style-name="P20" draw:layer="layout" svg:width="1.619cm" svg:height="0.276cm" svg:x="27.348cm" svg:y="19.467cm">
          <draw:text-box>
            <text:p text:style-name="P19"><text:span text:style-name="T10">OFA_T_DOCS</text:span></text:p>
          </draw:text-box>
        </draw:frame>
      </draw:page>
      <draw:page draw:name="page3" draw:style-name="dp1" draw:master-page-name="Default">
        <draw:custom-shape draw:style-name="gr46" draw:text-style-name="P2" draw:layer="layout" svg:width="5.05cm" svg:height="6.883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4.2cm" svg:height="0.5cm" svg:x="35cm" svg:y="6cm">
          <text:p text:style-name="P23"><text:span text:style-name="T12">REC_T_VERS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4.202cm" svg:height="3.873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4.2cm" svg:height="0.5cm" svg:x="13.5cm" svg:y="6cm">
          <text:p text:style-name="P23"><text:span text:style-name="T12">REC_T_MODELS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4.2cm" svg:height="0.5cm" svg:x="4.5cm" svg:y="6cm">
          <text:p text:style-name="P23"><text:span text:style-name="T12">REC_T_GEN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4.2cm" svg:height="0.5cm" svg:x="22.5cm" svg:y="6cm">
          <text:p text:style-name="P23"><text:span text:style-name="T12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19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4.2cm" svg:height="0.5cm" svg:x="13.5cm" svg:y="10.4cm">
          <text:p text:style-name="P23"><text:span text:style-name="T12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2.506cm" svg:y="11.5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4.2cm" svg:height="0.5cm" svg:x="22.506cm" svg:y="11.05cm">
          <text:p text:style-name="P23"><text:span text:style-name="T12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45" draw:text-style-name="P20" draw:layer="layout" svg:width="1.619cm" svg:height="0.276cm" svg:x="18.86cm" svg:y="11.172cm">
          <draw:text-box>
            <text:p text:style-name="P19"><text:span text:style-name="T10">OFA_T_DOCS</text:span></text:p>
          </draw:text-box>
        </draw:frame>
        <draw:line draw:style-name="gr21" draw:text-style-name="P12" draw:layer="layout" svg:x1="26.697cm" svg:y1="11.957cm" svg:x2="27.797cm" svg:y2="11.957cm">
          <text:p/>
        </draw:line>
        <draw:frame draw:style-name="gr45" draw:text-style-name="P20" draw:layer="layout" svg:width="1.619cm" svg:height="0.276cm" svg:x="27.845cm" svg:y="11.824cm">
          <draw:text-box>
            <text:p text:style-name="P19"><text:span text:style-name="T10">OFA_T_DOCS</text:span></text:p>
          </draw:text-box>
        </draw:frame>
        <draw:line draw:style-name="gr52" draw:text-style-name="P12" draw:layer="layout" svg:x1="27.208cm" svg:y1="6.65cm" svg:x2="26.708cm" svg:y2="6.65cm">
          <text:p/>
        </draw:line>
        <draw:line draw:style-name="gr39" draw:text-style-name="P12" draw:layer="layout" svg:x1="26.7cm" svg:y1="11.75cm" svg:x2="27.2cm" svg:y2="11.75cm">
          <text:p/>
        </draw:line>
        <draw:line draw:style-name="gr39" draw:text-style-name="P12" draw:layer="layout" svg:x1="27.206cm" svg:y1="11.765cm" svg:x2="27.206cm" svg:y2="6.65cm">
          <text:p/>
        </draw:line>
        <draw:line draw:style-name="gr52" draw:text-style-name="P12" draw:layer="layout" svg:x1="18.208cm" svg:y1="6.613cm" svg:x2="17.708cm" svg:y2="6.613cm">
          <text:p/>
        </draw:line>
        <draw:line draw:style-name="gr39" draw:text-style-name="P12" draw:layer="layout" svg:x1="17.7cm" svg:y1="11.074cm" svg:x2="18.2cm" svg:y2="11.074cm">
          <text:p/>
        </draw:line>
        <draw:line draw:style-name="gr39" draw:text-style-name="P12" draw:layer="layout" svg:x1="18.203cm" svg:y1="11.088cm" svg:x2="18.203cm" svg:y2="6.613cm">
          <text:p/>
        </draw:line>
        <draw:line draw:style-name="gr21" draw:text-style-name="P18" draw:layer="layout" svg:x1="13.5cm" svg:y1="7.5cm" svg:x2="12.5cm" svg:y2="7.5cm">
          <text:p/>
        </draw:line>
        <draw:frame draw:style-name="gr40" draw:text-style-name="P20" draw:layer="layout" svg:width="2.733cm" svg:height="0.276cm" svg:x="9.8cm" svg:y="7.4cm">
          <draw:text-box>
            <text:p text:style-name="P19"><text:span text:style-name="T10">OFA_T_OPE_TEMPLATES</text:span></text:p>
          </draw:text-box>
        </draw:frame>
        <draw:line draw:style-name="gr26" draw:text-style-name="P18" draw:layer="layout" svg:x1="21.7cm" svg:y1="6.928cm" svg:x2="22.5cm" svg:y2="6.928cm">
          <text:p/>
        </draw:line>
        <draw:line draw:style-name="gr21" draw:text-style-name="P18" draw:layer="layout" svg:x1="12.698cm" svg:y1="6.669cm" svg:x2="13.498cm" svg:y2="6.669cm">
          <text:p/>
        </draw:line>
        <draw:line draw:style-name="gr26" draw:text-style-name="P18" draw:layer="layout" svg:x1="12.697cm" svg:y1="6.683cm" svg:x2="12.697cm" svg:y2="5.1cm">
          <text:p/>
        </draw:line>
        <draw:line draw:style-name="gr26" draw:text-style-name="P18" draw:layer="layout" svg:x1="12.7cm" svg:y1="5.099cm" svg:x2="21.697cm" svg:y2="5.1cm">
          <text:p/>
        </draw:line>
        <draw:line draw:style-name="gr26" draw:text-style-name="P18" draw:layer="layout" svg:x1="21.698cm" svg:y1="6.953cm" svg:x2="21.698cm" svg:y2="5.099cm">
          <text:p/>
        </draw:line>
        <draw:line draw:style-name="gr21" draw:text-style-name="P18" draw:layer="layout" svg:x1="13.501cm" svg:y1="7.7cm" svg:x2="12.501cm" svg:y2="7.7cm">
          <text:p/>
        </draw:line>
        <draw:frame draw:style-name="gr53" draw:text-style-name="P20" draw:layer="layout" svg:width="1.031cm" svg:height="0.276cm" svg:x="11.401cm" svg:y="7.6cm">
          <draw:text-box>
            <text:p text:style-name="P19"><text:span text:style-name="T10">myPeriod</text:span></text:p>
          </draw:text-box>
        </draw:frame>
        <draw:line draw:style-name="gr21" draw:text-style-name="P18" draw:layer="layout" svg:x1="22.501cm" svg:y1="7.5cm" svg:x2="21.501cm" svg:y2="7.5cm">
          <text:p/>
        </draw:line>
        <draw:frame draw:style-name="gr40" draw:text-style-name="P20" draw:layer="layout" svg:width="2.733cm" svg:height="0.276cm" svg:x="18.801cm" svg:y="7.4cm">
          <draw:text-box>
            <text:p text:style-name="P19"><text:span text:style-name="T10">OFA_T_OPE_TEMPLATES</text:span></text:p>
          </draw:text-box>
        </draw:frame>
        <draw:line draw:style-name="gr21" draw:text-style-name="P18" draw:layer="layout" svg:x1="22.502cm" svg:y1="7.7cm" svg:x2="21.502cm" svg:y2="7.7cm">
          <text:p/>
        </draw:line>
        <draw:frame draw:style-name="gr53" draw:text-style-name="P20" draw:layer="layout" svg:width="1.031cm" svg:height="0.276cm" svg:x="20.402cm" svg:y="7.6cm">
          <draw:text-box>
            <text:p text:style-name="P19"><text:span text:style-name="T10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4T08:45:38.500983492</dc:date>
    <meta:editing-duration>P37DT11H58M59S</meta:editing-duration>
    <meta:editing-cycles>364</meta:editing-cycles>
    <meta:generator>LibreOffice/5.3.7.1$Linux_X86_64 LibreOffice_project/30$Build-1</meta:generator>
    <meta:document-statistic meta:object-count="340"/>
  </office:meta>
</office:document-meta>
</file>